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onente: I<text:span text:style-name="T1">nstalação</text:span></text:p>
      <text:p text:style-name="P1">Responsável: Gustavo de Melo P. Coutinho</text:p>
      <text:p text:style-name="P1"/>
      <text:p text:style-name="P1"/>
      <text:p text:style-name="P1"><text:tab/>Esse componente é responsável por toda a instalação do projeto ESCOLA. Além de um instalador (SetupEscola.jar) a instalação do projeto pode ser feita sem a utilização do mesmo. </text:p>
      <text:p text:style-name="P1"><text:tab/>Para que qualquer usuário consiga instalar o ESCOLA foi disponibilizado uma págiona de internet (instalação.html), que serve como um manual para o usuário. Nesse manual, estão contidos os passos para instalação utilizando o instalador ou a instalação em que o usuário terá que fazer o download de todos os componentes do ESCOLA manualmente e instalá-los em sua máquina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Gustavo Coutinho</meta:initial-creator>
    <meta:creation-date>2007-10-31T19:47:03</meta:creation-date>
    <dc:creator>Gustavo Coutinho</dc:creator>
    <dc:date>2007-10-31T19:54:11</dc:date>
    <dc:language>pt-BR</dc:language>
    <meta:editing-cycles>2</meta:editing-cycles>
    <meta:editing-duration>PT7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95" meta:character-count="610"/>
  </office:meta>
</office:document-meta>
</file>